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StrongEmphasis" style:family="text">
      <style:text-properties fo:font-weight="normal" style:font-weight-asian="normal" style:font-weight-complex="normal"/>
    </style:style>
    <style:style style:name="T3" style:parent-style-name="StrongEmphasis" style:family="text">
      <style:text-properties fo:font-weight="normal" style:font-weight-asian="normal" style:font-weight-complex="normal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StrongEmphasis" style:family="text">
      <style:text-properties fo:font-weight="normal" style:font-weight-asian="normal" style:font-weight-complex="normal"/>
    </style:style>
    <style:style style:name="T6" style:parent-style-name="StrongEmphasis" style:family="text">
      <style:text-properties fo:font-weight="normal" style:font-weight-asian="normal" style:font-weight-complex="normal"/>
    </style:style>
    <style:style style:name="T7" style:parent-style-name="StrongEmphasis" style:family="text">
      <style:text-properties fo:font-weight="normal" style:font-weight-asian="normal" style:font-weight-complex="normal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T13" style:parent-style-name="StrongEmphasis" style:family="text">
      <style:text-properties fo:font-weight="normal" style:font-weight-asian="normal" style:font-weight-complex="normal"/>
    </style:style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T17" style:parent-style-name="StrongEmphasis" style:family="text">
      <style:text-properties fo:font-weight="normal" style:font-weight-asian="normal" style:font-weight-complex="normal"/>
    </style:style>
    <style:style style:name="P18" style:parent-style-name="Заголовок2" style:family="paragraph">
      <style:paragraph-properties fo:break-before="page"/>
    </style:style>
    <style:style style:name="P19" style:parent-style-name="Textbody" style:family="paragraph"/>
    <style:style style:name="T20" style:parent-style-name="StrongEmphasis" style:family="text">
      <style:text-properties fo:font-weight="normal" style:font-weight-asian="normal" style:font-weight-complex="normal"/>
    </style:style>
    <style:style style:name="P21" style:parent-style-name="Textbody" style:family="paragraph"/>
    <style:style style:name="T22" style:parent-style-name="StrongEmphasis" style:family="text">
      <style:text-properties fo:font-weight="normal" style:font-weight-asian="normal" style:font-weight-complex="normal"/>
    </style:style>
    <style:style style:name="P23" style:parent-style-name="Textbody" style:family="paragraph"/>
    <style:style style:name="T24" style:parent-style-name="StrongEmphasis" style:family="text">
      <style:text-properties fo:font-weight="normal" style:font-weight-asian="normal" style:font-weight-complex="normal"/>
    </style:style>
    <style:style style:name="P25" style:parent-style-name="Textbody" style:family="paragraph"/>
    <style:style style:name="T26" style:parent-style-name="StrongEmphasis" style:family="text">
      <style:text-properties fo:font-weight="normal" style:font-weight-asian="normal" style:font-weight-complex="normal"/>
    </style:style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T30" style:parent-style-name="StrongEmphasis" style:family="text">
      <style:text-properties fo:font-weight="normal" style:font-weight-asian="normal" style:font-weight-complex="normal"/>
    </style:style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T35" style:parent-style-name="StrongEmphasis" style:family="text">
      <style:text-properties fo:font-weight="normal" style:font-weight-asian="normal" style:font-weight-complex="normal"/>
    </style:style>
    <style:style style:name="P36" style:parent-style-name="Textbody" style:family="paragraph"/>
    <style:style style:name="P37" style:parent-style-name="Textbody" style:family="paragraph"/>
    <style:style style:name="T38" style:parent-style-name="StrongEmphasis" style:family="text">
      <style:text-properties fo:font-weight="normal" style:font-weight-asian="normal" style:font-weight-complex="normal"/>
    </style:style>
    <style:style style:name="P39" style:parent-style-name="Textbody" style:family="paragraph"/>
    <style:style style:name="P40" style:parent-style-name="Заголовок2" style:family="paragraph">
      <style:paragraph-properties fo:break-before="page"/>
    </style:style>
    <style:style style:name="T41" style:parent-style-name="StrongEmphasis" style:family="text">
      <style:text-properties fo:font-weight="normal" style:font-weight-asian="normal" style:font-weight-complex="normal"/>
    </style:style>
    <style:style style:name="T42" style:parent-style-name="StrongEmphasis" style:family="text">
      <style:text-properties fo:font-weight="normal" style:font-weight-asian="normal" style:font-weight-complex="normal"/>
    </style:style>
    <style:style style:name="T43" style:parent-style-name="StrongEmphasis" style:family="text">
      <style:text-properties fo:font-weight="normal" style:font-weight-asian="normal" style:font-weight-complex="normal"/>
    </style:style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T56" style:parent-style-name="StrongEmphasis" style:family="text">
      <style:text-properties fo:font-weight="normal" style:font-weight-asian="normal" style:font-weight-complex="normal"/>
    </style:style>
    <style:style style:name="P57" style:parent-style-name="PreformattedText" style:family="paragraph">
      <style:paragraph-properties fo:margin-bottom="0.1965in"/>
    </style:style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T65" style:parent-style-name="StrongEmphasis" style:family="text">
      <style:text-properties fo:font-weight="normal" style:font-weight-asian="normal" style:font-weight-complex="normal"/>
    </style:style>
    <style:style style:name="P66" style:parent-style-name="Textbody" style:family="paragraph"/>
    <style:style style:name="T67" style:parent-style-name="StrongEmphasis" style:family="text">
      <style:text-properties fo:font-weight="normal" style:font-weight-asian="normal" style:font-weight-complex="normal"/>
    </style:style>
    <style:style style:name="P68" style:parent-style-name="Textbody" style:family="paragraph"/>
    <style:style style:name="T69" style:parent-style-name="StrongEmphasis" style:family="text">
      <style:text-properties fo:font-weight="normal" style:font-weight-asian="normal" style:font-weight-complex="normal"/>
    </style:style>
    <style:style style:name="P70" style:parent-style-name="Textbody" style:family="paragraph"/>
    <style:style style:name="P71" style:parent-style-name="Заголовок2" style:family="paragraph">
      <style:paragraph-properties fo:break-before="page"/>
    </style:style>
    <style:style style:name="P72" style:parent-style-name="Textbody" style:family="paragraph"/>
    <style:style style:name="P73" style:parent-style-name="Textbody" style:family="paragraph"/>
    <style:style style:name="T74" style:parent-style-name="StrongEmphasis" style:family="text">
      <style:text-properties fo:font-weight="normal" style:font-weight-asian="normal" style:font-weight-complex="normal"/>
    </style:style>
    <style:style style:name="T75" style:parent-style-name="StrongEmphasis" style:family="text">
      <style:text-properties fo:font-weight="normal" style:font-weight-asian="normal" style:font-weight-complex="normal"/>
    </style:style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Заголовок2" style:family="paragraph">
      <style:paragraph-properties fo:break-before="page"/>
    </style:style>
    <style:style style:name="T85" style:parent-style-name="StrongEmphasis" style:family="text">
      <style:text-properties fo:font-weight="normal" style:font-weight-asian="normal" style:font-weight-complex="normal"/>
    </style:style>
    <style:style style:name="T86" style:parent-style-name="StrongEmphasis" style:family="text">
      <style:text-properties fo:font-weight="normal" style:font-weight-asian="normal" style:font-weight-complex="normal"/>
    </style:style>
    <style:style style:name="P87" style:parent-style-name="PreformattedText" style:family="paragraph">
      <style:paragraph-properties fo:margin-bottom="0.1965in"/>
    </style:style>
    <style:style style:name="T88" style:parent-style-name="StrongEmphasis" style:family="text">
      <style:text-properties fo:font-weight="normal" style:font-weight-asian="normal" style:font-weight-complex="normal"/>
    </style:style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PreformattedText" style:family="paragraph">
      <style:paragraph-properties fo:margin-bottom="0.1965in"/>
    </style:style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PreformattedText" style:family="paragraph">
      <style:paragraph-properties fo:margin-bottom="0.1965in"/>
    </style:style>
    <style:style style:name="P100" style:parent-style-name="Заголовок2" style:family="paragraph">
      <style:paragraph-properties fo:break-before="page"/>
    </style:style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PreformattedText" style:family="paragraph">
      <style:paragraph-properties fo:margin-bottom="0.1965in"/>
    </style:style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Заголовок2" style:family="paragraph">
      <style:paragraph-properties fo:break-before="page"/>
    </style:style>
    <style:style style:name="T114" style:parent-style-name="StrongEmphasis" style:family="text">
      <style:text-properties fo:font-weight="normal" style:font-weight-asian="normal" style:font-weight-complex="normal"/>
    </style:style>
    <style:style style:name="P115" style:parent-style-name="Textbody" style:family="paragraph"/>
    <style:style style:name="T116" style:parent-style-name="StrongEmphasis" style:family="text">
      <style:text-properties fo:font-weight="normal" style:font-weight-asian="normal" style:font-weight-complex="normal"/>
    </style:style>
    <style:style style:name="P117" style:parent-style-name="Textbody" style:family="paragraph"/>
    <style:style style:name="T118" style:parent-style-name="StrongEmphasis" style:family="text">
      <style:text-properties fo:font-weight="normal" style:font-weight-asian="normal" style:font-weight-complex="normal"/>
    </style:style>
    <style:style style:name="T119" style:parent-style-name="StrongEmphasis" style:family="text">
      <style:text-properties fo:font-weight="normal" style:font-weight-asian="normal" style:font-weight-complex="normal"/>
    </style:style>
    <style:style style:name="P120" style:parent-style-name="Textbody" style:family="paragraph"/>
    <style:style style:name="T121" style:parent-style-name="StrongEmphasis" style:family="text">
      <style:text-properties fo:font-weight="normal" style:font-weight-asian="normal" style:font-weight-complex="normal"/>
    </style:style>
    <style:style style:name="P122" style:parent-style-name="Textbody" style:family="paragraph"/>
    <style:style style:name="T123" style:parent-style-name="StrongEmphasis" style:family="text">
      <style:text-properties fo:font-weight="normal" style:font-weight-asian="normal" style:font-weight-complex="normal"/>
    </style:style>
    <style:style style:name="T124" style:parent-style-name="StrongEmphasis" style:family="text">
      <style:text-properties fo:font-weight="normal" style:font-weight-asian="normal" style:font-weight-complex="normal"/>
    </style:style>
    <style:style style:name="T125" style:parent-style-name="StrongEmphasis" style:family="text">
      <style:text-properties fo:font-weight="normal" style:font-weight-asian="normal" style:font-weight-complex="normal"/>
    </style:style>
    <style:style style:name="T126" style:parent-style-name="StrongEmphasis" style:family="text">
      <style:text-properties fo:font-weight="normal" style:font-weight-asian="normal" style:font-weight-complex="normal"/>
    </style:style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Заголовок2" style:family="paragraph">
      <style:paragraph-properties fo:break-before="page"/>
    </style:style>
    <style:style style:name="P131" style:parent-style-name="Textbody" style:family="paragraph"/>
    <style:style style:name="T132" style:parent-style-name="StrongEmphasis" style:family="text">
      <style:text-properties fo:font-weight="normal" style:font-weight-asian="normal" style:font-weight-complex="normal"/>
    </style:style>
    <style:style style:name="P133" style:parent-style-name="Textbody" style:family="paragraph"/>
    <style:style style:name="T134" style:parent-style-name="StrongEmphasis" style:family="text">
      <style:text-properties fo:font-weight="normal" style:font-weight-asian="normal" style:font-weight-complex="normal"/>
    </style:style>
    <style:style style:name="P135" style:parent-style-name="Textbody" style:family="paragraph"/>
    <style:style style:name="T136" style:parent-style-name="StrongEmphasis" style:family="text">
      <style:text-properties fo:font-weight="normal" style:font-weight-asian="normal" style:font-weight-complex="normal"/>
    </style:style>
    <style:style style:name="P137" style:parent-style-name="Textbody" style:family="paragraph"/>
    <style:style style:name="T138" style:parent-style-name="StrongEmphasis" style:family="text">
      <style:text-properties fo:font-weight="normal" style:font-weight-asian="normal" style:font-weight-complex="normal"/>
    </style:style>
    <style:style style:name="P139" style:parent-style-name="Textbody" style:family="paragraph"/>
    <style:style style:name="T140" style:parent-style-name="StrongEmphasis" style:family="text">
      <style:text-properties fo:font-weight="normal" style:font-weight-asian="normal" style:font-weight-complex="normal"/>
    </style:style>
    <style:style style:name="P141" style:parent-style-name="Textbody" style:family="paragraph"/>
    <style:style style:name="T142" style:parent-style-name="StrongEmphasis" style:family="text">
      <style:text-properties fo:font-weight="normal" style:font-weight-asian="normal" style:font-weight-complex="normal"/>
    </style:style>
    <style:style style:name="P143" style:parent-style-name="Textbody" style:family="paragraph"/>
    <style:style style:name="T144" style:parent-style-name="StrongEmphasis" style:family="text">
      <style:text-properties fo:font-weight="normal" style:font-weight-asian="normal" style:font-weight-complex="normal"/>
    </style:style>
    <style:style style:name="P145" style:parent-style-name="Textbody" style:family="paragraph"/>
    <style:style style:name="T146" style:parent-style-name="StrongEmphasis" style:family="text">
      <style:text-properties fo:font-weight="normal" style:font-weight-asian="normal" style:font-weight-complex="normal"/>
    </style:style>
    <style:style style:name="P147" style:parent-style-name="Textbody" style:family="paragraph"/>
    <style:style style:name="T148" style:parent-style-name="StrongEmphasis" style:family="text">
      <style:text-properties fo:font-weight="normal" style:font-weight-asian="normal" style:font-weight-complex="normal"/>
    </style:style>
    <style:style style:name="T149" style:parent-style-name="StrongEmphasis" style:family="text">
      <style:text-properties fo:font-weight="normal" style:font-weight-asian="normal" style:font-weight-complex="normal"/>
    </style:style>
    <style:style style:name="P150" style:parent-style-name="PreformattedText" style:family="paragraph">
      <style:paragraph-properties fo:margin-bottom="0.1965in"/>
    </style:style>
    <style:style style:name="P151" style:parent-style-name="PreformattedText" style:family="paragraph">
      <style:paragraph-properties fo:margin-bottom="0.1965in"/>
    </style:style>
    <style:style style:name="T152" style:parent-style-name="StrongEmphasis" style:family="text">
      <style:text-properties fo:font-weight="normal" style:font-weight-asian="normal" style:font-weight-complex="normal"/>
    </style:style>
    <style:style style:name="P153" style:parent-style-name="PreformattedText" style:family="paragraph">
      <style:paragraph-properties fo:margin-bottom="0.1965in"/>
    </style:style>
    <style:style style:name="P154" style:parent-style-name="PreformattedText" style:family="paragraph">
      <style:paragraph-properties fo:margin-bottom="0.1965in"/>
    </style:style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T158" style:parent-style-name="StrongEmphasis" style:family="text">
      <style:text-properties fo:font-weight="normal" style:font-weight-asian="normal" style:font-weight-complex="normal"/>
    </style:style>
    <style:style style:name="P159" style:parent-style-name="Заголовок2" style:family="paragraph">
      <style:paragraph-properties fo:break-before="page"/>
    </style:style>
    <style:style style:name="P160" style:parent-style-name="Textbody" style:family="paragraph"/>
    <style:style style:name="T161" style:parent-style-name="StrongEmphasis" style:family="text">
      <style:text-properties fo:font-weight="normal" style:font-weight-asian="normal" style:font-weight-complex="normal"/>
    </style:style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T168" style:parent-style-name="StrongEmphasis" style:family="text">
      <style:text-properties fo:font-weight="normal" style:font-weight-asian="normal" style:font-weight-complex="normal"/>
    </style:style>
    <style:style style:name="T169" style:parent-style-name="StrongEmphasis" style:family="text">
      <style:text-properties fo:font-weight="normal" style:font-weight-asian="normal" style:font-weight-complex="normal"/>
    </style:style>
    <style:style style:name="P170" style:parent-style-name="PreformattedText" style:family="paragraph">
      <style:paragraph-properties fo:margin-bottom="0.1965in"/>
    </style:style>
    <style:style style:name="P171" style:parent-style-name="Textbody" style:family="paragraph"/>
    <style:style style:name="P172" style:parent-style-name="Textbody" style:family="paragraph"/>
    <style:style style:name="P173" style:parent-style-name="PreformattedText" style:family="paragraph">
      <style:paragraph-properties fo:margin-bottom="0.1965in"/>
    </style:style>
    <style:style style:name="P174" style:parent-style-name="Textbody" style:family="paragraph"/>
    <style:style style:name="P175" style:parent-style-name="Textbody" style:family="paragraph"/>
    <style:style style:name="T176" style:parent-style-name="StrongEmphasis" style:family="text">
      <style:text-properties fo:font-weight="normal" style:font-weight-asian="normal" style:font-weight-complex="normal"/>
    </style:style>
    <style:style style:name="P177" style:parent-style-name="Textbody" style:family="paragraph"/>
    <style:style style:name="P178" style:parent-style-name="Textbody" style:family="paragraph"/>
    <style:style style:name="P179" style:parent-style-name="PreformattedText" style:family="paragraph">
      <style:paragraph-properties fo:margin-bottom="0.1965in"/>
    </style:style>
    <style:style style:name="P180" style:parent-style-name="PreformattedText" style:family="paragraph">
      <style:paragraph-properties fo:margin-bottom="0.1965in"/>
    </style:style>
    <style:style style:name="P181" style:parent-style-name="Textbody" style:family="paragraph"/>
    <style:style style:name="T182" style:parent-style-name="StrongEmphasis" style:family="text">
      <style:text-properties fo:font-weight="normal" style:font-weight-asian="normal" style:font-weight-complex="normal"/>
    </style:style>
    <style:style style:name="P183" style:parent-style-name="Textbody" style:family="paragraph"/>
    <style:style style:name="P184" style:parent-style-name="Заголовок2" style:family="paragraph">
      <style:paragraph-properties fo:break-before="page"/>
    </style:style>
    <style:style style:name="P185" style:parent-style-name="PreformattedText" style:family="paragraph">
      <style:paragraph-properties fo:margin-bottom="0.1965in"/>
    </style:style>
    <style:style style:name="P186" style:parent-style-name="Textbody" style:family="paragraph"/>
    <style:style style:name="P187" style:parent-style-name="Textbody" style:family="paragraph"/>
    <style:style style:name="P188" style:parent-style-name="Textbody" style:family="paragraph"/>
    <style:style style:name="T189" style:parent-style-name="StrongEmphasis" style:family="text">
      <style:text-properties fo:font-weight="normal" style:font-weight-asian="normal" style:font-weight-complex="normal"/>
    </style:style>
    <style:style style:name="P190" style:parent-style-name="Textbody" style:family="paragraph"/>
    <style:style style:name="T191" style:parent-style-name="StrongEmphasis" style:family="text">
      <style:text-properties fo:font-weight="normal" style:font-weight-asian="normal" style:font-weight-complex="normal"/>
    </style:style>
    <style:style style:name="P192" style:parent-style-name="Textbody" style:family="paragraph"/>
    <style:style style:name="T193" style:parent-style-name="StrongEmphasis" style:family="text">
      <style:text-properties fo:font-weight="normal" style:font-weight-asian="normal" style:font-weight-complex="normal"/>
    </style:style>
    <style:style style:name="P194" style:parent-style-name="Textbody" style:family="paragraph"/>
    <style:style style:name="P195" style:parent-style-name="Textbody" style:family="paragraph"/>
    <style:style style:name="P196" style:parent-style-name="Textbody" style:family="paragraph"/>
    <style:style style:name="P197" style:parent-style-name="Textbody" style:family="paragraph"/>
    <style:style style:name="P198" style:parent-style-name="Textbody" style:family="paragraph"/>
    <style:style style:name="P199" style:parent-style-name="Textbody" style:family="paragraph"/>
    <style:style style:name="P200" style:parent-style-name="Textbody" style:family="paragraph"/>
    <style:style style:name="P201" style:parent-style-name="Заголовок2" style:family="paragraph">
      <style:paragraph-properties fo:break-before="page"/>
    </style:style>
    <style:style style:name="P202" style:parent-style-name="Textbody" style:family="paragraph"/>
    <style:style style:name="P203" style:parent-style-name="Textbody" style:family="paragraph"/>
    <style:style style:name="P204" style:parent-style-name="Textbody" style:family="paragraph"/>
    <style:style style:name="P205" style:parent-style-name="Textbody" style:family="paragraph"/>
    <style:style style:name="P206" style:parent-style-name="Textbody" style:family="paragraph"/>
  </office:automatic-styles>
  <office:body>
    <office:text text:use-soft-page-breaks="true">
      <text:h text:style-name="P1" text:outline-level="1">Developer Guide</text:h>
      <text:h text:style-name="Заголовок2" text:outline-level="2">Acoustic Drone Localization Using Circular Microphone Array</text:h>
      <text:h text:style-name="Заголовок3" text:outline-level="3">Project Overview</text:h>
      <text:p text:style-name="Textbody">This project focuses on<text:s/><text:span text:style-name="T2">localizing drones using acoustic signals</text:span><text:s/>captured by an<text:s/><text:span text:style-name="T3">8-microphone circular array</text:span>. Localization results are computed from<text:s/><text:span text:style-name="T4">pre-recorded multi-channel .wav files and visualized on pre-recorded .mp4 videos.</text:span></text:p>
      <text:p text:style-name="Textbody">The system does<text:s/><text:span text:style-name="T5">not rely on machine learning</text:span>. Instead, it uses<text:s/><text:span text:style-name="T6">signal processing technique</text:span><text:span text:style-name="T7">s</text:span>, primarily<text:s/><text:span text:style-name="T8">GCC-PHAT</text:span>,<text:s/><text:span text:style-name="T9">TDoA (Time Difference of Arrival)</text:span>, and<text:s/><text:span text:style-name="T10">beamforming / geometric inference</text:span>.</text:p>
      <text:h text:style-name="Заголовок3" text:outline-level="3">Team Structure</text:h>
      <text:p text:style-name="Textbody">The project was developed by<text:s/><text:span text:style-name="T11">three team members</text:span><text:span text:style-name="T12"><text:s/>(Szymon Zajączkowski (250375), Mateusz Siwocha (250355) and Maksym Tsyhypalo (253845))</text:span>, each implementing an<text:s/><text:span text:style-name="T13">independent localization approach</text:span>:</text:p>
      <text:list text:style-name="LFO1" text:continue-numbering="true">
        <text:list-item>
          <text:p text:style-name="P14"><text:span text:style-name="StrongEmphasis">SRP-PHAT 3D Direction-of-Arrival estima</text:span><text:span text:style-name="StrongEmphasis">tion</text:span></text:p>
        </text:list-item>
        <text:list-item>
          <text:p text:style-name="P15"><text:span text:style-name="StrongEmphasis">2D TDoA-based position estimation with trajectory smoothing</text:span></text:p>
        </text:list-item>
        <text:list-item>
          <text:p text:style-name="P16"><text:span text:style-name="StrongEmphasis">LR/UD Line-Intersection Tracker (Angle-Consistent TDoA)</text:span></text:p>
        </text:list-item>
      </text:list>
      <text:p text:style-name="Textbody">Each solution is<text:s/><text:span text:style-name="T17">self-contained</text:span><text:s/>and can be evaluated independently.</text:p>
      <text:p text:style-name="Textbody"/>
      <text:soft-page-break/>
      <text:h text:style-name="P18" text:outline-level="2">Hardware &amp; Data Assumptions</text:h>
      <text:h text:style-name="Заголовок3" text:outline-level="3">Microphone Array</text:h>
      <text:list text:style-name="LFO2" text:continue-numbering="true">
        <text:list-item>
          <text:p text:style-name="P19"><text:span text:style-name="T20">Geometry</text:span>: Uniform Circular Array (UCA)</text:p>
        </text:list-item>
        <text:list-item>
          <text:p text:style-name="P21"><text:span text:style-name="T22">Number of microphones</text:span>: 8</text:p>
        </text:list-item>
        <text:list-item>
          <text:p text:style-name="P23"><text:span text:style-name="T24">Arrangement</text:span>: Clockwise, evenly spaced</text:p>
        </text:list-item>
        <text:list-item>
          <text:p text:style-name="P25"><text:span text:style-name="T26">Radius</text:span>:</text:p>
          <text:list text:continue-numbering="true">
            <text:list-item>
              <text:p text:style-name="P27">0.10 m in SRP-PHAT solution</text:p>
            </text:list-item>
            <text:list-item>
              <text:p text:style-name="P28">0.13 m in TDoA-trajectory solution</text:p>
            </text:list-item>
          </text:list>
        </text:list-item>
        <text:list-item>
          <text:p text:style-name="P29"><text:span text:style-name="T30">Speed of sound</text:span>:<text:s/>343 m/s (assumed constant)</text:p>
        </text:list-item>
      </text:list>
      <text:h text:style-name="Заголовок3" text:outline-level="3">Audio Input</text:h>
      <text:list text:style-name="LFO3" text:continue-numbering="true">
        <text:list-item>
          <text:p text:style-name="P31">Format: multi-channel WAV</text:p>
        </text:list-item>
        <text:list-item>
          <text:p text:style-name="P32">Channels: ≥ 8<text:s/>required</text:p>
        </text:list-item>
        <text:list-item>
          <text:p text:style-name="P33">Sampling rate: 16 kHz (resampled if needed)</text:p>
        </text:list-item>
        <text:list-item>
          <text:p text:style-name="P34">Signals are assumed<text:s/><text:span text:style-name="T35">time-aligned</text:span></text:p>
        </text:list-item>
      </text:list>
      <text:h text:style-name="Заголовок3" text:outline-level="3">Video Input</text:h>
      <text:list text:style-name="LFO4" text:continue-numbering="true">
        <text:list-item>
          <text:p text:style-name="P36">Pre-recorded MP4</text:p>
        </text:list-item>
        <text:list-item>
          <text:p text:style-name="P37">Used only for<text:s/><text:span text:style-name="T38">visualization</text:span>, not synchronization</text:p>
        </text:list-item>
        <text:list-item>
          <text:p text:style-name="P39">Drone position is overlaid on video frames</text:p>
        </text:list-item>
      </text:list>
      <text:p text:style-name="Textbody"/>
      <text:soft-page-break/>
      <text:h text:style-name="P40" text:outline-level="2">Solution 1: SRP-PHAT Direction of Arrival</text:h>
      <text:p text:style-name="Textbody"><text:span text:style-name="StrongEmphasis">File:</text:span><text:s/><text:span text:style-name="SourceText">app_no_ml.py</text:span></text:p>
      <text:h text:style-name="Заголовок3" text:outline-level="3">Purpose</text:h>
      <text:p text:style-name="Textbody">Estimate<text:s/><text:span text:style-name="T41">3D Direction of Arrival (DoA)</text:span><text:s/>-<text:s/><text:span text:style-name="T42">azimuth and elevation</text:span><text:s/>- using<text:s/><text:span text:style-name="T43">SRP-PHAT beamforming</text:span>, and visualize results as:</text:p>
      <text:list text:style-name="LFO5" text:continue-numbering="true">
        <text:list-item>
          <text:p text:style-name="P44">Time-varying azimuth/elevation plots</text:p>
        </text:list-item>
        <text:list-item>
          <text:p text:style-name="P45">GCC-PHAT feature maps (for debugging / analysis)</text:p>
        </text:list-item>
      </text:list>
      <text:h text:style-name="Заголовок3" text:outline-level="3">High-Level Pipeline</text:h>
      <text:list text:style-name="LFO6" text:continue-numbering="true">
        <text:list-item>
          <text:p text:style-name="P46">Load<text:s/>multi-channel audio</text:p>
        </text:list-item>
        <text:list-item>
          <text:p text:style-name="P47">Slice into overlapping 1-second segments</text:p>
        </text:list-item>
        <text:list-item>
          <text:p text:style-name="P48">Compute GCC-PHAT correlations for microphone pairs</text:p>
        </text:list-item>
        <text:list-item>
          <text:p text:style-name="P49">Perform grid search over azimuth &amp; elevation</text:p>
        </text:list-item>
        <text:list-item>
          <text:p text:style-name="P50">Select angle maximizing steered response power</text:p>
        </text:list-item>
        <text:list-item>
          <text:p text:style-name="P51">Plot trajectory over time</text:p>
        </text:list-item>
      </text:list>
      <text:h text:style-name="Заголовок3" text:outline-level="3">Key Concepts</text:h>
      <text:h text:style-name="Заголовок4" text:outline-level="4">GCC-PHAT</text:h>
      <text:p text:style-name="Textbody">For each microphone pair:</text:p>
      <text:list text:style-name="LFO7" text:continue-numbering="true">
        <text:list-item>
          <text:p text:style-name="P52">FFT - cross-spectrum</text:p>
        </text:list-item>
        <text:list-item>
          <text:p text:style-name="P53">Phase normalization (PHAT)</text:p>
        </text:list-item>
        <text:list-item>
          <text:p text:style-name="P54">IFFT - correlation over delays</text:p>
        </text:list-item>
        <text:list-item>
          <text:p text:style-name="P55">Restrict delays to physically possible range</text:p>
        </text:list-item>
      </text:list>
      <text:h text:style-name="Заголовок4" text:outline-level="4"/>
      <text:h text:style-name="Заголовок4" text:outline-level="4">Microphone Pairs</text:h>
      <text:p text:style-name="Textbody">Only<text:s/><text:span text:style-name="T56">diametrically opposite pairs</text:span><text:s/>are used:</text:p>
      <text:p text:style-name="P57"><text:span text:style-name="SourceText">MIC_PAIRS = [(0,4), (1,5), (2,6), (</text:span><text:span text:style-name="SourceText">3,7)]</text:span></text:p>
      <text:soft-page-break/>
      <text:p text:style-name="Textbody">This reduces noise and simplifies geometry.</text:p>
      <text:h text:style-name="Заголовок4" text:outline-level="4">SRP-PHAT Grid Search</text:h>
      <text:list text:style-name="LFO8" text:continue-numbering="true">
        <text:list-item>
          <text:p text:style-name="P58">Azimuth: −180° -&gt; 180° (5° step)</text:p>
        </text:list-item>
        <text:list-item>
          <text:p text:style-name="P59">Elevation: −90° -&gt; 90° (5° step)</text:p>
        </text:list-item>
        <text:list-item>
          <text:p text:style-name="P60">For each direction:</text:p>
          <text:list text:continue-numbering="true">
            <text:list-item>
              <text:p text:style-name="P61">Compute theoretical TDoA</text:p>
            </text:list-item>
            <text:list-item>
              <text:p text:style-name="P62">Sum GCC-PHAT responses at predicted delays</text:p>
            </text:list-item>
          </text:list>
        </text:list-item>
        <text:list-item>
          <text:p text:style-name="P63">Direction with maximum power is<text:s/>selected</text:p>
        </text:list-item>
      </text:list>
      <text:h text:style-name="Заголовок3" text:outline-level="3">Outputs</text:h>
      <text:list text:style-name="LFO9" text:continue-numbering="true">
        <text:list-item>
          <text:p text:style-name="P64"><text:span text:style-name="T65">Azimuth trajectory</text:span><text:s/>(−90° to 90°)</text:p>
        </text:list-item>
        <text:list-item>
          <text:p text:style-name="P66"><text:span text:style-name="T67">Elevation trajectory</text:span><text:s/>(−15° to 75°)</text:p>
        </text:list-item>
        <text:list-item>
          <text:p text:style-name="P68"><text:span text:style-name="T69">Feature visualization</text:span><text:s/>(GCC-PHAT map)</text:p>
        </text:list-item>
        <text:list-item>
          <text:p text:style-name="P70">Status message describing processed segments</text:p>
        </text:list-item>
      </text:list>
      <text:h text:style-name="Заголовок3" text:outline-level="3"/>
      <text:h text:style-name="Заголовок2" text:outline-level="2"/>
      <text:soft-page-break/>
      <text:h text:style-name="P71" text:outline-level="2">Solution 2: 2D TDoA-Based Localization with Video Overlay</text:h>
      <text:p text:style-name="Textbody"><text:span text:style-name="StrongEmphasis">Files:</text:span></text:p>
      <text:list text:style-name="LFO10" text:continue-numbering="true">
        <text:list-item>
          <text:p text:style-name="P72"><text:span text:style-name="SourceText">drones_tdoa_dist.py</text:span></text:p>
        </text:list-item>
        <text:list-item>
          <text:p text:style-name="P73"><text:span text:style-name="SourceText">drones_vid_plot.py</text:span></text:p>
        </text:list-item>
      </text:list>
      <text:h text:style-name="Заголовок3" text:outline-level="3">Purpose</text:h>
      <text:p text:style-name="Textbody">Estimate<text:s/><text:span text:style-name="T74">2D drone position (x, y)</text:span><text:s/>relative to array center and<text:s/><text:span text:style-name="T75">overlay trajectory on video</text:span><text:s/>in near-real-time.</text:p>
      <text:h text:style-name="Заголовок3" text:outline-level="3">High-Level Pipeline</text:h>
      <text:list text:style-name="LFO11" text:continue-numbering="true">
        <text:list-item>
          <text:p text:style-name="P76">Load 8-channel WAV file</text:p>
        </text:list-item>
        <text:list-item>
          <text:p text:style-name="P77">Apply simple band-pass filtering</text:p>
        </text:list-item>
        <text:list-item>
          <text:p text:style-name="P78">Slide window over audio</text:p>
        </text:list-item>
        <text:list-item>
          <text:p text:style-name="P79">Compute TDoA between selected mic pairs</text:p>
        </text:list-item>
        <text:list-item>
          <text:p text:style-name="P80">Convert TDoA - normalized (x, y)</text:p>
        </text:list-item>
        <text:list-item>
          <text:p text:style-name="P81">Smooth trajectory using EMA</text:p>
        </text:list-item>
        <text:list-item>
          <text:p text:style-name="P82">Plot position on video frames</text:p>
        </text:list-item>
        <text:list-item>
          <text:p text:style-name="P83">Save trajectory to<text:s/><text:span text:style-name="SourceText">.npy</text:span></text:p>
        </text:list-item>
      </text:list>
      <text:h text:style-name="Заголовок2" text:outline-level="2"/>
      <text:soft-page-break/>
      <text:h text:style-name="P84" text:outline-level="2"><text:span text:style-name="SourceText">drones_tdoa_dist.py</text:span><text:s/>- Localization Logic</text:h>
      <text:h text:style-name="Заголовок3" text:outline-level="3">Microphone Pairing Strategy</text:h>
      <text:p text:style-name="Textbody">Pairs are grouped into<text:s/><text:span text:style-name="T85">horizontal (LR)</text:span><text:s/>and<text:s/><text:span text:style-name="T86">vertical (UD)</text:span><text:s/>axes:</text:p>
      <text:p text:style-name="PreformattedText"><text:span text:style-name="SourceText">LR_PAIRS = [(2,1), (8,3), (4,7), (5,6)]</text:span></text:p>
      <text:p text:style-name="P87"><text:span text:style-name="SourceText">UD_PAI</text:span><text:span text:style-name="SourceText">RS = [(7,8), (6,1), (5,2), (4,3)]</text:span></text:p>
      <text:p text:style-name="Textbody">Each axis<text:s/>uses<text:s/><text:span text:style-name="T88">median TDoA</text:span><text:s/>across multiple pairs for robustness.</text:p>
      <text:h text:style-name="Заголовок3" text:outline-level="3">TDoA Estimation</text:h>
      <text:list text:style-name="LFO12" text:continue-numbering="true">
        <text:list-item>
          <text:p text:style-name="P89">GCC-PHAT cross-correlation</text:p>
        </text:list-item>
        <text:list-item>
          <text:p text:style-name="P90">Peak interpolation (parabolic fit)</text:p>
        </text:list-item>
        <text:list-item>
          <text:p text:style-name="P91">Physically constrained delay window</text:p>
        </text:list-item>
      </text:list>
      <text:h text:style-name="Заголовок3" text:outline-level="3">Position Mapping</text:h>
      <text:p text:style-name="PreformattedText"><text:span text:style-name="SourceText">x = -tau_lr / scale</text:span></text:p>
      <text:p text:style-name="P92"><text:span text:style-name="SourceText">y = -tau_ud / scale</text:span></text:p>
      <text:p text:style-name="Textbody">Where:</text:p>
      <text:list text:style-name="LFO13" text:continue-numbering="true">
        <text:list-item>
          <text:p text:style-name="P93"><text:span text:style-name="SourceText">scale = (2 * radius) / speed_of_sound</text:span></text:p>
        </text:list-item>
        <text:list-item>
          <text:p text:style-name="P94">Output normalized to range [−1, 1]</text:p>
        </text:list-item>
      </text:list>
      <text:h text:style-name="Заголовок3" text:outline-level="3">Post-Processing</text:h>
      <text:list text:style-name="LFO14" text:continue-numbering="true">
        <text:list-item>
          <text:p text:style-name="P95">Energy threshold to suppress silence</text:p>
        </text:list-item>
        <text:list-item>
          <text:p text:style-name="P96">Exponential Moving Average (EMA) smoothing</text:p>
        </text:list-item>
        <text:list-item>
          <text:p text:style-name="P97">Separate gains for x and y sensitivity</text:p>
        </text:list-item>
      </text:list>
      <text:h text:style-name="Заголовок3" text:outline-level="3">Output</text:h>
      <text:list text:style-name="LFO15" text:continue-numbering="true">
        <text:list-item>
          <text:p text:style-name="P98"><text:span text:style-name="SourceText">trajectory_drone1_wall.npy</text:span></text:p>
        </text:list-item>
      </text:list>
      <text:p text:style-name="P99"><text:span text:style-name="SourceText">[timestamp, x, y]</text:span></text:p>
      <text:h text:style-name="Заголовок2" text:outline-level="2"/>
      <text:soft-page-break/>
      <text:h text:style-name="P100" text:outline-level="2"><text:span text:style-name="SourceText">drones_vid_plot.py</text:span><text:s/>- Video Visualization</text:h>
      <text:h text:style-name="Заголовок3" text:outline-level="3">Purpose</text:h>
      <text:p text:style-name="Textbody">Overlay estimated drone position on video frames.</text:p>
      <text:h text:style-name="Заголовок3" text:outline-level="3">Key Responsibilities</text:h>
      <text:list text:style-name="LFO16" text:continue-numbering="true">
        <text:list-item>
          <text:p text:style-name="P101">Load video</text:p>
        </text:list-item>
        <text:list-item>
          <text:p text:style-name="P102">Skip initial frames</text:p>
        </text:list-item>
        <text:list-item>
          <text:p text:style-name="P103">Resize while preserving aspect ratio</text:p>
        </text:list-item>
        <text:list-item>
          <text:p text:style-name="P104">Convert normalized (x, y) -&gt; pixel coordinates</text:p>
        </text:list-item>
        <text:list-item>
          <text:p text:style-name="P105">Draw<text:s/>trajectory point as filled circle</text:p>
        </text:list-item>
      </text:list>
      <text:h text:style-name="Заголовок3" text:outline-level="3">Coordinate Mapping</text:h>
      <text:p text:style-name="Textbody">Input range:</text:p>
      <text:p text:style-name="P106"><text:span text:style-name="SourceText">x, y ∈ [−1, 1]</text:span></text:p>
      <text:p text:style-name="Textbody">Mapped using:</text:p>
      <text:list text:style-name="LFO17" text:continue-numbering="true">
        <text:list-item>
          <text:p text:style-name="P107">Scaling factor</text:p>
        </text:list-item>
        <text:list-item>
          <text:p text:style-name="P108">Center offset calibration</text:p>
        </text:list-item>
        <text:list-item>
          <text:p text:style-name="P109">Frame dimensions</text:p>
        </text:list-item>
      </text:list>
      <text:h text:style-name="Заголовок3" text:outline-level="3">Display</text:h>
      <text:list text:style-name="LFO18" text:continue-numbering="true">
        <text:list-item>
          <text:p text:style-name="P110">Uses OpenCV window</text:p>
        </text:list-item>
        <text:list-item>
          <text:p text:style-name="P111">Real-time frame stepping</text:p>
        </text:list-item>
        <text:list-item>
          <text:p text:style-name="P112">Keyboard interrupt supported (<text:span text:style-name="SourceText">q</text:span>)</text:p>
        </text:list-item>
      </text:list>
      <text:p text:style-name="Textbody"/>
      <text:soft-page-break/>
      <text:h text:style-name="P113" text:outline-level="2">Solution 3: LR/UD<text:s/>Line-Intersection Tracker (Angle-Consistent TDoA)</text:h>
      <text:p text:style-name="Textbody"><text:span text:style-name="StrongEmphasis">File:</text:span><text:s/><text:span text:style-name="SourceText">newmic2.py</text:span></text:p>
      <text:h text:style-name="Заголовок3" text:outline-level="3">Purpose</text:h>
      <text:p text:style-name="Textbody">This solution provides a<text:s/><text:span text:style-name="T114">hybrid, visualization-oriented localization method</text:span><text:s/>that:</text:p>
      <text:list text:style-name="LFO19" text:continue-numbering="true">
        <text:list-item>
          <text:p text:style-name="P115">Uses<text:s/><text:span text:style-name="T116">the same TDoA normalization and scaling logic as the “compass” code</text:span><text:s/>(Solution 2),</text:p>
        </text:list-item>
        <text:list-item>
          <text:p text:style-name="P117">But<text:s/><text:span text:style-name="T118">visuali</text:span><text:span text:style-name="T119">zes the drone position as the intersection of two orthogonal lines</text:span>:</text:p>
          <text:list text:continue-numbering="true">
            <text:list-item>
              <text:p text:style-name="P120">a<text:s/><text:span text:style-name="T121">vertical line</text:span><text:s/>from Left–Right (LR) TDoA,</text:p>
            </text:list-item>
            <text:list-item>
              <text:p text:style-name="P122">a<text:s/><text:span text:style-name="T123">horizontal line</text:span><text:s/>from Up–Down (UD) TDoA.</text:p>
            </text:list-item>
          </text:list>
        </text:list-item>
      </text:list>
      <text:p text:style-name="Textbody">The main motivation was to<text:s/><text:span text:style-name="T124">fix and stabilize the vertical (UD) response</text:span>, while keeping the<text:s/><text:span text:style-name="T125">exact same p</text:span><text:span text:style-name="T126">hysical interpretation and sensitivity</text:span><text:s/>as the already validated LR/UD TDoA model.</text:p>
      <text:p text:style-name="Textbody">This approach is especially useful for:</text:p>
      <text:list text:style-name="LFO20" text:continue-numbering="true">
        <text:list-item>
          <text:p text:style-name="P127">Debugging geometry and sign conventions,</text:p>
        </text:list-item>
        <text:list-item>
          <text:p text:style-name="P128">Comparing angular behavior with compass-style indicators,</text:p>
        </text:list-item>
        <text:list-item>
          <text:p text:style-name="P129">Producing intuitive<text:s/>visualizations without trajectory filtering.</text:p>
        </text:list-item>
      </text:list>
      <text:h text:style-name="Заголовок2" text:outline-level="2"/>
      <text:soft-page-break/>
      <text:h text:style-name="P130" text:outline-level="2">Conceptual Model</text:h>
      <text:p text:style-name="Textbody">Instead of directly computing a 2D point<text:s/><text:span text:style-name="SourceText">(x, y)</text:span>:</text:p>
      <text:list text:style-name="LFO21" text:continue-numbering="true">
        <text:list-item>
          <text:p text:style-name="P131"><text:span text:style-name="T132">LR TDoA - vertical screen line</text:span></text:p>
        </text:list-item>
        <text:list-item>
          <text:p text:style-name="P133"><text:span text:style-name="T134">UD TDoA - horizontal screen line</text:span></text:p>
        </text:list-item>
        <text:list-item>
          <text:p text:style-name="P135"><text:span text:style-name="T136">Drone position - intersection of both</text:span></text:p>
        </text:list-item>
      </text:list>
      <text:p text:style-name="Textbody">This guarantees that:</text:p>
      <text:list text:style-name="LFO22" text:continue-numbering="true">
        <text:list-item>
          <text:p text:style-name="P137">Horizontal and<text:s/>vertical localization are<text:s/><text:span text:style-name="T138">independent</text:span>,</text:p>
        </text:list-item>
        <text:list-item>
          <text:p text:style-name="P139">Each axis behaves<text:s/><text:span text:style-name="T140">exactly like its 1D compass equivalent</text:span>,</text:p>
        </text:list-item>
        <text:list-item>
          <text:p text:style-name="P141">Any instability in one axis does<text:s/><text:span text:style-name="T142">not contaminate the other</text:span>.</text:p>
        </text:list-item>
      </text:list>
      <text:h text:style-name="Заголовок2" text:outline-level="2">Microphone Geometry</text:h>
      <text:h text:style-name="Заголовок3" text:outline-level="3">Array</text:h>
      <text:list text:style-name="LFO23" text:continue-numbering="true">
        <text:list-item>
          <text:p text:style-name="P143"><text:span text:style-name="T144">8 microphones</text:span><text:s/>on a circular ring</text:p>
        </text:list-item>
        <text:list-item>
          <text:p text:style-name="P145">Radius:<text:s/><text:span text:style-name="T146">0.13 m</text:span></text:p>
        </text:list-item>
        <text:list-item>
          <text:p text:style-name="P147">Speed of sound:<text:s/><text:span text:style-name="T148">343 m/s</text:span></text:p>
        </text:list-item>
      </text:list>
      <text:h text:style-name="Заголовок3" text:outline-level="3">Physical Layout</text:h>
      <text:p text:style-name="Textbody">Microphones are indexed using a<text:s/><text:span text:style-name="T149">clock-like front-view convention</text:span>:</text:p>
      <text:p text:style-name="PreformattedText"><text:span text:style-name="SourceText"><text:s text:c="3"/>0 1</text:span></text:p>
      <text:p text:style-name="PreformattedText"><text:span text:style-name="SourceText"><text:s/>7 <text:s text:c="4"/>2</text:span></text:p>
      <text:p text:style-name="PreformattedText"><text:span text:style-name="SourceText"><text:s/>6 <text:s text:c="4"/>3</text:span></text:p>
      <text:p text:style-name="P150"><text:span text:style-name="SourceText"><text:s text:c="3"/>5 4</text:span></text:p>
      <text:p text:style-name="Textbody">Microphone positions are explicitly computed from predefined angles:</text:p>
      <text:p text:style-name="P151"><text:span text:style-name="SourceText">MIC_ANGLES_DEG = [112.5, 67.5, 22.5, -22.5, -67.5, -112.5, -157.5,<text:s/></text:span><text:span text:style-name="SourceText">157.5]</text:span></text:p>
      <text:p text:style-name="Textbody">This ensures<text:s/><text:span text:style-name="T152">correct geometry for UD estimation</text:span>,<text:s/>which is particularly sensitive to angular errors.</text:p>
      <text:soft-page-break/>
      <text:h text:style-name="Заголовок2" text:outline-level="2">TDoA Pair Definitions</text:h>
      <text:h text:style-name="Заголовок3" text:outline-level="3">Left–Right (LR) pairs</text:h>
      <text:p text:style-name="PreformattedText"><text:span text:style-name="SourceText">LR_PAIRS = [</text:span></text:p>
      <text:p text:style-name="PreformattedText"><text:span text:style-name="SourceText"><text:s text:c="4"/>(1, 0),</text:span></text:p>
      <text:p text:style-name="PreformattedText"><text:span text:style-name="SourceText"><text:s text:c="4"/>(2, 7),</text:span></text:p>
      <text:p text:style-name="PreformattedText"><text:span text:style-name="SourceText"><text:s text:c="4"/>(3, 6),</text:span></text:p>
      <text:p text:style-name="PreformattedText"><text:span text:style-name="SourceText"><text:s text:c="4"/>(4, 5),</text:span></text:p>
      <text:p text:style-name="P153"><text:span text:style-name="SourceText">]</text:span></text:p>
      <text:h text:style-name="Заголовок3" text:outline-level="3">Up–Down (UD) pairs</text:h>
      <text:p text:style-name="PreformattedText"><text:span text:style-name="SourceText">UD_PAIRS = [</text:span></text:p>
      <text:p text:style-name="PreformattedText"><text:span text:style-name="SourceText"><text:s text:c="4"/>(7, 6)</text:span><text:span text:style-name="SourceText">,</text:span></text:p>
      <text:p text:style-name="PreformattedText"><text:span text:style-name="SourceText"><text:s text:c="4"/>(0, 5),</text:span></text:p>
      <text:p text:style-name="PreformattedText"><text:span text:style-name="SourceText"><text:s text:c="4"/>(1, 4),</text:span></text:p>
      <text:p text:style-name="PreformattedText"><text:span text:style-name="SourceText"><text:s text:c="4"/>(2, 3),</text:span></text:p>
      <text:p text:style-name="P154"><text:span text:style-name="SourceText">]</text:span></text:p>
      <text:p text:style-name="Textbody">For each pair:</text:p>
      <text:list text:style-name="LFO24" text:continue-numbering="true">
        <text:list-item>
          <text:p text:style-name="P155">Microphone spacing<text:s/><text:span text:style-name="SourceText">d_ij</text:span><text:s/>is computed from geometry,</text:p>
        </text:list-item>
        <text:list-item>
          <text:p text:style-name="P156">Maximum delay is constrained to<text:s/><text:span text:style-name="SourceText">d_ij / C</text:span>,</text:p>
        </text:list-item>
        <text:list-item>
          <text:p text:style-name="P157">This makes<text:s/><text:span text:style-name="T158">vertical estimation physically correct</text:span>, not heuristic.</text:p>
        </text:list-item>
      </text:list>
      <text:h text:style-name="Заголовок2" text:outline-level="2"/>
      <text:soft-page-break/>
      <text:h text:style-name="P159" text:outline-level="2">Signal Processing Pipeline</text:h>
      <text:h text:style-name="Заголовок3" text:outline-level="3">1. Windowing</text:h>
      <text:list text:style-name="LFO25" text:continue-numbering="true">
        <text:list-item>
          <text:p text:style-name="P160">Update rate:<text:s/><text:span text:style-name="T161">2 Hz</text:span></text:p>
        </text:list-item>
        <text:list-item>
          <text:p text:style-name="P162">Window length - step length</text:p>
        </text:list-item>
        <text:list-item>
          <text:p text:style-name="P163">Mean removal per channel (DC offset suppression)</text:p>
        </text:list-item>
      </text:list>
      <text:h text:style-name="Заголовок3" text:outline-level="3">2.<text:s/>GCC-PHAT</text:h>
      <text:p text:style-name="Textbody">For each microphone pair:</text:p>
      <text:list text:style-name="LFO26" text:continue-numbering="true">
        <text:list-item>
          <text:p text:style-name="P164">FFT -<text:s/>cross-spectrum</text:p>
        </text:list-item>
        <text:list-item>
          <text:p text:style-name="P165">PHAT weighting</text:p>
        </text:list-item>
        <text:list-item>
          <text:p text:style-name="P166">IFFT - cross-correlation</text:p>
        </text:list-item>
        <text:list-item>
          <text:p text:style-name="P167">Peak search<text:s/><text:span text:style-name="T168">within physically allowed delay</text:span></text:p>
        </text:list-item>
      </text:list>
      <text:p text:style-name="Textbody">This is similar in principle to Solution 2, but<text:s/><text:span text:style-name="T169">pair-specific max delays</text:span><text:s/>are enforced.</text:p>
      <text:h text:style-name="Заголовок2" text:outline-level="2">Normalized TDoA Values (Core Idea)</text:h>
      <text:p text:style-name="Textbody">For each pair:</text:p>
      <text:p text:style-name="P170"><text:span text:style-name="SourceText">val = tau / tau_max_</text:span><text:span text:style-name="SourceText">pair</text:span></text:p>
      <text:p text:style-name="Textbody">Where:</text:p>
      <text:list text:style-name="LFO27" text:continue-numbering="true">
        <text:list-item>
          <text:p text:style-name="P171"><text:span text:style-name="SourceText">tau</text:span><text:s/>= estimated delay,</text:p>
        </text:list-item>
        <text:list-item>
          <text:p text:style-name="P172"><text:span text:style-name="SourceText">tau_max_pair = d_ij / C</text:span>.</text:p>
        </text:list-item>
      </text:list>
      <text:p text:style-name="Textbody">This produces:</text:p>
      <text:p text:style-name="P173"><text:span text:style-name="SourceText">val ∈ [−1, 1]</text:span></text:p>
      <text:p text:style-name="Textbody"/>
      <text:p text:style-name="Textbody"/>
      <text:p text:style-name="Textbody">Exactly the same normalized values (<text:span text:style-name="SourceText">val_lr</text:span>,<text:s/><text:span text:style-name="SourceText">val_ud</text:span>) are used as:</text:p>
      <text:soft-page-break/>
      <text:list text:style-name="LFO28" text:continue-numbering="true">
        <text:list-item>
          <text:p text:style-name="P174"><text:span text:style-name="SourceText">x_norm</text:span>,<text:s/><text:span text:style-name="SourceText">y_norm</text:span><text:s/>in Solution 2,</text:p>
        </text:list-item>
        <text:list-item>
          <text:p text:style-name="P175">ensuring<text:s/><text:span text:style-name="T176">identical sensitivity and directionality</text:span>.</text:p>
        </text:list-item>
      </text:list>
      <text:h text:style-name="Заголовок3" text:outline-level="3">Axis Averaging</text:h>
      <text:list text:style-name="LFO29" text:continue-numbering="true">
        <text:list-item>
          <text:p text:style-name="P177">Median/mean across all LR pairs -<text:s/><text:span text:style-name="SourceText">val_lr_mean</text:span></text:p>
        </text:list-item>
        <text:list-item>
          <text:p text:style-name="P178">Median/mean across all UD pairs -<text:s/><text:span text:style-name="SourceText">val_ud_mean</text:span></text:p>
        </text:list-item>
      </text:list>
      <text:h text:style-name="Заголовок3" text:outline-level="3">Vertical Gain</text:h>
      <text:p text:style-name="P179"><text:span text:style-name="SourceText">val_ud_mean *= Y_GAIN <text:s text:c="2"/># Y_GAIN = 1.8</text:span></text:p>
      <text:p text:style-name="Textbody">This compensates for weaker vertical sensitivity, as validated previously.</text:p>
      <text:p text:style-name="Textbody"/>
      <text:p text:style-name="Textbody"/>
      <text:h text:style-name="Заголовок2" text:outline-level="2">Angle Estimation (Auxiliary<text:s/>Output)</text:h>
      <text:p text:style-name="Textbody">For debugging and compass-style display:</text:p>
      <text:p text:style-name="P180"><text:span text:style-name="SourceText">theta = asin(val) <text:s text:c="2"/>#degrees</text:span></text:p>
      <text:p text:style-name="Textbody"/>
      <text:p text:style-name="Textbody">The angles:</text:p>
      <text:list text:style-name="LFO30" text:continue-numbering="true">
        <text:list-item>
          <text:p text:style-name="P181">are<text:s/><text:span text:style-name="T182">not used for positioning</text:span>,</text:p>
        </text:list-item>
        <text:list-item>
          <text:p text:style-name="P183">but provide interpretable feedback for LR / UD orientation.</text:p>
        </text:list-item>
      </text:list>
      <text:h text:style-name="Заголовок2" text:outline-level="2"/>
      <text:soft-page-break/>
      <text:h text:style-name="P184" text:outline-level="2">Screen Mapping &amp; Visualization</text:h>
      <text:h text:style-name="Заголовок3" text:outline-level="3">Mapping</text:h>
      <text:p text:style-name="Textbody">Normalized values are mapped<text:s/>directly to screen coordinates:</text:p>
      <text:p text:style-name="PreformattedText"><text:span text:style-name="SourceText">x = (0.5 + margin * val_lr) * width</text:span></text:p>
      <text:p text:style-name="P185"><text:span text:style-name="SourceText">y = (0.5 - margin * val_ud) * height</text:span></text:p>
      <text:p text:style-name="Textbody">Where:</text:p>
      <text:list text:style-name="LFO31" text:continue-numbering="true">
        <text:list-item>
          <text:p text:style-name="P186"><text:span text:style-name="SourceText">SCREEN_MARGIN = 0.4</text:span></text:p>
        </text:list-item>
        <text:list-item>
          <text:p text:style-name="P187">Keeps the indicator away from screen edges</text:p>
        </text:list-item>
      </text:list>
      <text:h text:style-name="Заголовок3" text:outline-level="3">Visualization Elements</text:h>
      <text:list text:style-name="LFO32" text:continue-numbering="true">
        <text:list-item>
          <text:p text:style-name="P188"><text:span text:style-name="T189">Vertical green line</text:span><text:s/>- LR information</text:p>
        </text:list-item>
        <text:list-item>
          <text:p text:style-name="P190"><text:span text:style-name="T191">Horizontal green line</text:span><text:s/>- UD information</text:p>
        </text:list-item>
        <text:list-item>
          <text:p text:style-name="P192"><text:span text:style-name="T193">Intersection point</text:span><text:s/>- drone position</text:p>
        </text:list-item>
        <text:list-item>
          <text:p text:style-name="P194">On-screen text:</text:p>
          <text:list text:continue-numbering="true">
            <text:list-item>
              <text:p text:style-name="P195">timestamp</text:p>
            </text:list-item>
            <text:list-item>
              <text:p text:style-name="P196">LR and UD angles in degrees</text:p>
            </text:list-item>
          </text:list>
        </text:list-item>
      </text:list>
      <text:h text:style-name="Заголовок2" text:outline-level="2">Video Playback</text:h>
      <text:list text:style-name="LFO33" text:continue-numbering="true">
        <text:list-item>
          <text:p text:style-name="P197">Uses OpenCV</text:p>
        </text:list-item>
        <text:list-item>
          <text:p text:style-name="P198">Video is resized to a fixed window</text:p>
        </text:list-item>
        <text:list-item>
          <text:p text:style-name="P199">Playback speed adjustable (<text:span text:style-name="SourceText">PLAYBACK_SLOWDOWN</text:span>)</text:p>
        </text:list-item>
        <text:list-item>
          <text:p text:style-name="P200">Position is synchronized<text:s/>approximately via frame index</text:p>
        </text:list-item>
      </text:list>
      <text:h text:style-name="Заголовок2" text:outline-level="2"/>
      <text:soft-page-break/>
      <text:h text:style-name="P201" text:outline-level="2">Outputs</text:h>
      <text:list text:style-name="LFO34" text:continue-numbering="true">
        <text:list-item>
          <text:p text:style-name="P202">Real-time video with:</text:p>
          <text:list text:continue-numbering="true">
            <text:list-item>
              <text:p text:style-name="P203">intersecting LR/UD lines</text:p>
            </text:list-item>
            <text:list-item>
              <text:p text:style-name="P204">intersection marker</text:p>
            </text:list-item>
            <text:list-item>
              <text:p text:style-name="P205">angle readouts</text:p>
            </text:list-item>
          </text:list>
        </text:list-item>
        <text:list-item>
          <text:p text:style-name="P206">No trajectory file (pure visualization tool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bottom="0.0833in"/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.0833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oto Serif CJK SC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Виділення" style:display-name="Виділення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sym Tsyhypalo</dc:creator>
    <meta:creation-date>2026-01-13T22:53:00Z</meta:creation-date>
    <dc:date>2026-01-13T22:54:00Z</dc:date>
    <meta:template xlink:href="Normal" xlink:type="simple"/>
    <meta:editing-cycles>5</meta:editing-cycles>
    <meta:editing-duration>PT5820S</meta:editing-duration>
    <meta:document-statistic meta:page-count="14" meta:paragraph-count="16" meta:word-count="5230" meta:character-count="8196" meta:row-count="24" meta:non-whitespace-character-count="2982"/>
  </office:meta>
</office:document-meta>
</file>